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 Row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29.8">
            <text:p>129,8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64.773912675722">
            <text:p>$264,77</text:p>
          </table:table-cell>
          <table:table-cell table:style-name="ce5" table:formula="of:=[.F2]-[.B3]/[.B4]" office:value-type="currency" office:currency="USD" office:value="264.773912675722">
            <text:p>$264,77</text:p>
          </table:table-cell>
          <table:table-cell table:style-name="ce15" table:formula="of:=[.G2]/1.13" office:value-type="currency" office:currency="EUR" office:value="234.313197058161">
            <text:p>234,3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96.712177427323">
            <text:p>$196,71</text:p>
          </table:table-cell>
          <table:table-cell table:style-name="ce7" table:formula="of:=[.F3]-[.B3]/[.B4]" office:value-type="currency" office:currency="USD" office:value="196.712177427323">
            <text:p>$196,71</text:p>
          </table:table-cell>
          <table:table-cell table:style-name="ce16" table:formula="of:=[.G3]/1.13" office:value-type="currency" office:currency="EUR" office:value="174.081572944533">
            <text:p>174,0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75.101913553188">
            <text:p>175,1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27">
            <text:p>0,22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34.415366617821">
            <text:p>$134,42</text:p>
          </table:table-cell>
          <table:table-cell table:style-name="ce14" table:formula="of:=[.F4]-[.B3]/[.B4]" office:value-type="currency" office:currency="USD" office:value="134.415366617821">
            <text:p>$134,42</text:p>
          </table:table-cell>
          <table:table-cell table:style-name="ce17" table:formula="of:=[.G4]/1.13" office:value-type="currency" office:currency="EUR" office:value="118.951651874178">
            <text:p>118,9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2">
          <table:table-cell office:value-type="string">
            <text:p>EPS</text:p>
          </table:table-cell>
          <table:table-cell table:style-name="ce1" office:value-type="currency" office:currency="USD" office:value="13.12">
            <text:p>$13,1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 table:number-columns-spanned="2" table:number-rows-spanned="1">
            <text:p>25 % Margin of Safety</text:p>
          </table:table-cell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6.56">
            <text:p>$6,56</text:p>
          </table:table-cell>
          <table:table-cell table:style-name="ce5"/>
          <table:table-cell table:style-name="ce5" table:formula="of:=[.B8]/(1+[.D2])^(1/4)" office:value-type="currency" office:currency="USD" office:value="6.44997297474923">
            <text:p>$6,45</text:p>
          </table:table-cell>
          <table:table-cell table:style-name="ce7" table:formula="of:=[.B5]/2" office:value-type="currency" office:currency="USD" office:value="6.56">
            <text:p>$6,56</text:p>
          </table:table-cell>
          <table:table-cell table:style-name="ce7"/>
          <table:table-cell table:style-name="ce7" table:formula="of:=[.E8]/(1+[.D3])^(1/4)" office:value-type="currency" office:currency="USD" office:value="6.42756392855419">
            <text:p>$6,43</text:p>
          </table:table-cell>
          <table:table-cell table:style-name="ce8" table:formula="of:=[.B5]/2" office:value-type="currency" office:currency="USD" office:value="6.56">
            <text:p>$6,56</text:p>
          </table:table-cell>
          <table:table-cell table:style-name="ce8"/>
          <table:table-cell table:style-name="ce8" table:formula="of:=[.H8]/(1+[.D4])^(1/4)" office:value-type="currency" office:currency="USD" office:value="6.4055388282766">
            <text:p>$6,4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2.8576">
            <text:p>$12,86</text:p>
          </table:table-cell>
          <table:table-cell office:value-type="percentage" office:value="-0.02">
            <text:p>-2,00%</text:p>
          </table:table-cell>
          <table:table-cell table:formula="of:=[.B9]/(1+[.$D$2])^[.A9]" office:value-type="currency" office:currency="USD" office:value="12.0164485981308">
            <text:p>$12,02</text:p>
          </table:table-cell>
          <table:table-cell table:formula="of:=[.B5]*(1+[.F9])" office:value-type="currency" office:currency="USD" office:value="11.808">
            <text:p>$11,81</text:p>
          </table:table-cell>
          <table:table-cell office:value-type="percentage" office:value="-0.1">
            <text:p>-10,00%</text:p>
          </table:table-cell>
          <table:table-cell table:formula="of:=[.E9]/(1+[.$D$3])^[.A9]" office:value-type="currency" office:currency="USD" office:value="10.8829493087558">
            <text:p>$10,88</text:p>
          </table:table-cell>
          <table:table-cell table:formula="of:=[.B5]*(1+[.I9])" office:value-type="currency" office:currency="USD" office:value="10.496">
            <text:p>$10,50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9.54181818181818">
            <text:p>$9,5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3.886208">
            <text:p>$13,89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12.1287518560573">
            <text:p>$12,13</text:p>
          </table:table-cell>
          <table:table-cell table:formula="of:=[.E9]*(1+[.F10])" office:value-type="currency" office:currency="USD" office:value="12.51648">
            <text:p>$12,52</text:p>
          </table:table-cell>
          <table:table-cell office:value-type="percentage" office:value="0.06">
            <text:p>6,00%</text:p>
          </table:table-cell>
          <table:table-cell table:formula="of:=[.E10]/(1+[.$D$3])^[.A10]" office:value-type="currency" office:currency="USD" office:value="10.6321901080932">
            <text:p>$10,63</text:p>
          </table:table-cell>
          <table:table-cell table:formula="of:=[.H9]*(1+[.I10])" office:value-type="currency" office:currency="USD" office:value="11.0208">
            <text:p>$11,02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9.10809917355372">
            <text:p>$9,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71938048">
            <text:p>$14,72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12.0153990349727">
            <text:p>$12,02</text:p>
          </table:table-cell>
          <table:table-cell table:formula="of:=[.E10]*(1+[.F11])" office:value-type="currency" office:currency="USD" office:value="12.8919744">
            <text:p>$12,89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10.0932311625216">
            <text:p>$10,09</text:p>
          </table:table-cell>
          <table:table-cell table:formula="of:=[.H10]*(1+[.I11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8.28009015777611">
            <text:p>$8,2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6025433088">
            <text:p>$15,60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11.9031055860477">
            <text:p>$11,90</text:p>
          </table:table-cell>
          <table:table-cell table:formula="of:=[.E11]*(1+[.F12])" office:value-type="currency" office:currency="USD" office:value="13.278733632">
            <text:p>$13,28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9.5815927164952">
            <text:p>$9,58</text:p>
          </table:table-cell>
          <table:table-cell table:formula="of:=[.H11]*(1+[.I12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7.52735468888737">
            <text:p>$7,5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6.226645041152">
            <text:p>$16,23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1.5693736537286">
            <text:p>$11,57</text:p>
          </table:table-cell>
          <table:table-cell table:formula="of:=[.E12]*(1+[.F13])" office:value-type="currency" office:currency="USD" office:value="13.67709564096">
            <text:p>$13,68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9.09588985989867">
            <text:p>$9,10</text:p>
          </table:table-cell>
          <table:table-cell table:formula="of:=[.H12]*(1+[.I13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6.84304971717034">
            <text:p>$6,8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8757108427981">
            <text:p>$16,8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1.2449986914745">
            <text:p>$11,24</text:p>
          </table:table-cell>
          <table:table-cell table:formula="of:=[.E13]*(1+[.F14])" office:value-type="currency" office:currency="USD" office:value="14.0874085101888">
            <text:p>$14,09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8.63480788543376">
            <text:p>$8,63</text:p>
          </table:table-cell>
          <table:table-cell table:formula="of:=[.H13]*(1+[.I14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6.22095428833667">
            <text:p>$6,2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7.55073927651">
            <text:p>$17,55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0.9297183543304">
            <text:p>$10,93</text:p>
          </table:table-cell>
          <table:table-cell table:formula="of:=[.E14]*(1+[.F15])" office:value-type="currency" office:currency="USD" office:value="14.5100307654945">
            <text:p>$14,51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8.19709872995094">
            <text:p>$8,20</text:p>
          </table:table-cell>
          <table:table-cell table:formula="of:=[.H14]*(1+[.I15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5.65541298939697">
            <text:p>$5,6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8.2527688475704">
            <text:p>$18,25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0.6232776528071">
            <text:p>$10,62</text:p>
          </table:table-cell>
          <table:table-cell table:formula="of:=[.E15]*(1+[.F16])" office:value-type="currency" office:currency="USD" office:value="14.9453316884593">
            <text:p>$14,95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7.78157759617463">
            <text:p>$7,78</text:p>
          </table:table-cell>
          <table:table-cell table:formula="of:=[.H15]*(1+[.I16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5.14128453581543">
            <text:p>$5,1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8.9828796014732">
            <text:p>$18,98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0.3254287466536">
            <text:p>$10,33</text:p>
          </table:table-cell>
          <table:table-cell table:formula="of:=[.E16]*(1+[.F17])" office:value-type="currency" office:currency="USD" office:value="15.3936916391131">
            <text:p>$15,39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7.3871197456773">
            <text:p>$7,39</text:p>
          </table:table-cell>
          <table:table-cell table:formula="of:=[.H16]*(1+[.I17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4.67389503255948">
            <text:p>$4,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9.7421947855322">
            <text:p>$19,74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0.035930744411">
            <text:p>$10,04</text:p>
          </table:table-cell>
          <table:table-cell table:formula="of:=[.E17]*(1+[.F18])" office:value-type="currency" office:currency="USD" office:value="15.8555023882865">
            <text:p>$15,86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7.01265745442177">
            <text:p>$7,01</text:p>
          </table:table-cell>
          <table:table-cell table:formula="of:=[.H17]*(1+[.I18])" office:value-type="currency" office:currency="USD" office:value="11.0208">
            <text:p>$11,0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4.24899548414498">
            <text:p>$4,2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9.242405893363">
            <text:p>$119,24</text:p>
          </table:table-cell>
          <table:table-cell/>
          <table:table-cell table:style-name="ce7"/>
          <table:table-cell table:formula="of:=SUM([.G8:.G18])" office:value-type="currency" office:currency="USD" office:value="95.7266784959771">
            <text:p>$95,73</text:p>
          </table:table-cell>
          <table:table-cell/>
          <table:table-cell table:style-name="ce8"/>
          <table:table-cell table:formula="of:=SUM([.J8:.J18])" office:value-type="currency" office:currency="USD" office:value="73.6464930777358">
            <text:p>$73,6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96.132921782982">
            <text:p>$296,13</text:p>
          </table:table-cell>
          <table:table-cell table:style-name="ce5"/>
          <table:table-cell table:formula="of:=[.B20]/(1+[.D2])^([.A18]+1/2)" office:value-type="currency" office:currency="USD" office:value="145.53150678236">
            <text:p>$145,53</text:p>
          </table:table-cell>
          <table:table-cell table:formula="of:=[.E18]*[.D5]" office:value-type="currency" office:currency="USD" office:value="237.832535824297">
            <text:p>$237,83</text:p>
          </table:table-cell>
          <table:table-cell table:style-name="ce7"/>
          <table:table-cell table:formula="of:=[.E20]/(1+[.D3])^([.A18]+1/2)" office:value-type="currency" office:currency="USD" office:value="100.985498931346">
            <text:p>$100,99</text:p>
          </table:table-cell>
          <table:table-cell table:formula="of:=[.H18]*[.D5]" office:value-type="currency" office:currency="USD" office:value="165.312">
            <text:p>$165,31</text:p>
          </table:table-cell>
          <table:table-cell table:style-name="ce8"/>
          <table:table-cell table:formula="of:=[.H20]/(1+[.D4])^([.A18]+1/2)" office:value-type="currency" office:currency="USD" office:value="60.7688735400855">
            <text:p>$60,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0:47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13T10:47:27.38</dc:date>
    <dc:creator>aaa </dc:creator>
    <meta:editing-duration>P2DT23H20M</meta:editing-duration>
    <meta:editing-cycles>50</meta:editing-cycles>
    <meta:generator>OpenOffice/4.1.5$Win32 OpenOffice.org_project/415m1$Build-9789</meta:generator>
    <meta:document-statistic meta:table-count="5" meta:cell-count="692" meta:object-count="0"/>
  </office:meta>
</office:document-meta>
</file>